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3.02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5.7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3.917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08cm" svg:stroke-color="#808080" draw:stroke-linejoin="round" svg:stroke-linecap="square" draw:fill="none" fo:padding-top="0.004cm" fo:padding-bottom="0.004cm" fo:padding-left="0.004cm" fo:padding-right="0.00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5.952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106cm" svg:stroke-color="#077b8a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solid" svg:stroke-width="0.106cm" svg:stroke-color="#5c3c92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10" style:family="graphic" style:parent-style-name="standard">
      <style:graphic-properties draw:stroke="solid" svg:stroke-width="0.035cm" svg:stroke-color="#000000" svg:stroke-opacity="0%" draw:stroke-linejoin="round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106cm" svg:stroke-color="#b91655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12" style:family="graphic" style:parent-style-name="standard">
      <style:graphic-properties draw:stroke="solid" svg:stroke-width="0.106cm" svg:stroke-color="#3b4d62" draw:marker-start-width="0.306cm" draw:marker-end-width="0.306cm" draw:stroke-linejoin="round" svg:stroke-linecap="square" draw:fill="none" fo:padding-top="0.052cm" fo:padding-bottom="0.052cm" fo:padding-left="0.052cm" fo:padding-right="0.052cm"/>
    </style:style>
    <style:style style:name="gr13" style:family="graphic" style:parent-style-name="standard">
      <style:graphic-properties draw:stroke="solid" svg:stroke-width="0.106cm" svg:stroke-color="#2ca02c" draw:marker-start-width="0.306cm" draw:marker-end-width="0.306cm" draw:stroke-linejoin="miter" svg:stroke-linecap="butt" draw:fill="solid" draw:fill-color="#2ca02c" fo:padding-top="0.052cm" fo:padding-bottom="0.052cm" fo:padding-left="0.052cm" fo:padding-right="0.052cm"/>
    </style:style>
    <style:style style:name="gr14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92cm" fo:min-width="3.037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0.922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7" style:family="paragraph">
      <loext:graphic-properties draw:fill="solid" draw:fill-color="#2ca02c"/>
    </style:style>
    <style:style style:name="P8" style:family="paragraph">
      <style:paragraph-properties fo:text-align="start"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254cm" fo:margin-bottom="0cm"/>
    </style:style>
    <style:style style:name="P12" style:family="paragraph">
      <style:paragraph-properties fo:margin-top="0.203cm" fo:margin-bottom="0cm"/>
    </style:style>
    <style:style style:name="P13" style:family="paragraph">
      <style:paragraph-properties fo:margin-left="0cm" fo:margin-right="0cm" fo:margin-top="0.254cm" fo:margin-bottom="0cm" fo:text-indent="0cm"/>
    </style:style>
    <style:style style:name="T1" style:family="text">
      <style:text-properties fo:color="#000000" style:font-name="DejaVuSans" fo:font-size="20pt" style:font-size-asian="20pt" style:font-name-complex="DejaVuSans" style:font-size-complex="20pt"/>
    </style:style>
    <style:style style:name="T2" style:family="text">
      <style:text-properties fo:color="#000000" style:font-name="DejaVuSans" fo:font-size="24pt" style:font-size-asian="24pt" style:font-name-complex="DejaVu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0.081cm" svg:x="5.655cm" svg:y="13.602cm" svg:viewBox="0 0 0 82" draw:points="0,0 0,82">
          <text:p/>
        </draw:polygon>
        <draw:line draw:style-name="gr2" draw:text-style-name="P2" draw:layer="layout" svg:x1="5.655cm" svg:y1="13.602cm" svg:x2="5.655cm" svg:y2="13.684cm">
          <text:p/>
        </draw:line>
        <draw:polygon draw:style-name="gr1" draw:text-style-name="P1" draw:layer="layout" svg:width="0cm" svg:height="0.081cm" svg:x="11.632cm" svg:y="13.602cm" svg:viewBox="0 0 0 82" draw:points="0,0 0,82">
          <text:p/>
        </draw:polygon>
        <draw:line draw:style-name="gr2" draw:text-style-name="P2" draw:layer="layout" svg:x1="11.632cm" svg:y1="13.602cm" svg:x2="11.632cm" svg:y2="13.684cm">
          <text:p/>
        </draw:line>
        <draw:frame draw:style-name="gr3" draw:text-style-name="P4" draw:layer="layout" svg:width="3.027cm" svg:height="1.643cm" svg:x="4.127cm" svg:y="13.851cm">
          <draw:text-box>
            <text:p text:style-name="P3"><text:span text:style-name="T1">AR </text:span><text:span text:style-name="T1">wit</text:span><text:span text:style-name="T1">h </text:span></text:p>
            <text:p text:style-name="P3"><text:span text:style-name="T1">ob</text:span><text:span text:style-name="T1">sta</text:span><text:span text:style-name="T1">cle</text:span></text:p>
          </draw:text-box>
        </draw:frame>
        <draw:polygon draw:style-name="gr1" draw:text-style-name="P1" draw:layer="layout" svg:width="0cm" svg:height="0.081cm" svg:x="17.609cm" svg:y="13.602cm" svg:viewBox="0 0 0 82" draw:points="0,0 0,82">
          <text:p/>
        </draw:polygon>
        <draw:line draw:style-name="gr2" draw:text-style-name="P2" draw:layer="layout" svg:x1="17.609cm" svg:y1="13.602cm" svg:x2="17.609cm" svg:y2="13.684cm">
          <text:p/>
        </draw:line>
        <draw:frame draw:style-name="gr4" draw:text-style-name="P6" draw:layer="layout" svg:width="5.796cm" svg:height="1.643cm" svg:x="8.567cm" svg:y="13.843cm">
          <draw:text-box>
            <text:p text:style-name="P5"><text:span text:style-name="T1">AR with haptics </text:span></text:p>
            <text:p text:style-name="P3"><text:span text:style-name="T1">and obstacle</text:span></text:p>
          </draw:text-box>
        </draw:frame>
        <draw:polygon draw:style-name="gr1" draw:text-style-name="P1" draw:layer="layout" svg:width="0cm" svg:height="0.081cm" svg:x="23.587cm" svg:y="13.602cm" svg:viewBox="0 0 0 82" draw:points="0,0 0,82">
          <text:p/>
        </draw:polygon>
        <draw:line draw:style-name="gr2" draw:text-style-name="P2" draw:layer="layout" svg:x1="23.587cm" svg:y1="13.602cm" svg:x2="23.587cm" svg:y2="13.684cm">
          <text:p/>
        </draw:line>
        <draw:frame draw:style-name="gr5" draw:text-style-name="P4" draw:layer="layout" svg:width="3.917cm" svg:height="1.643cm" svg:x="15.676cm" svg:y="13.851cm">
          <draw:text-box>
            <text:p text:style-name="P3"><text:span text:style-name="T1">AR without</text:span></text:p>
            <text:p text:style-name="P3"><text:span text:style-name="T1">obstacle</text:span></text:p>
          </draw:text-box>
        </draw:frame>
        <draw:line draw:style-name="gr6" draw:text-style-name="P2" draw:layer="layout" svg:x1="2.667cm" svg:y1="12.531cm" svg:x2="26.575cm" svg:y2="12.531cm">
          <text:p/>
        </draw:line>
        <draw:frame draw:style-name="gr7" draw:text-style-name="P6" draw:layer="layout" svg:width="5.952cm" svg:height="1.643cm" svg:x="20.657cm" svg:y="13.843cm">
          <draw:text-box>
            <text:p text:style-name="P5"><text:span text:style-name="T1">A</text:span><text:span text:style-name="T1">R </text:span><text:span text:style-name="T1">w</text:span><text:span text:style-name="T1">it</text:span><text:span text:style-name="T1">h </text:span><text:span text:style-name="T1">h</text:span><text:span text:style-name="T1">a</text:span><text:span text:style-name="T1">p</text:span><text:span text:style-name="T1">ti</text:span><text:span text:style-name="T1">c</text:span><text:span text:style-name="T1">s </text:span></text:p>
            <text:p text:style-name="P3"><text:span text:style-name="T1">w</text:span><text:span text:style-name="T1">it</text:span><text:span text:style-name="T1">h</text:span><text:span text:style-name="T1">o</text:span><text:span text:style-name="T1">u</text:span><text:span text:style-name="T1">t </text:span><text:span text:style-name="T1">o</text:span><text:span text:style-name="T1">b</text:span><text:span text:style-name="T1">s</text:span><text:span text:style-name="T1">t</text:span><text:span text:style-name="T1">a</text:span><text:span text:style-name="T1">c</text:span><text:span text:style-name="T1">l</text:span><text:span text:style-name="T1">e</text:span></text:p>
          </draw:text-box>
        </draw:frame>
        <draw:line draw:style-name="gr6" draw:text-style-name="P2" draw:layer="layout" svg:x1="2.667cm" svg:y1="10.389cm" svg:x2="26.575cm" svg:y2="10.389cm">
          <text:p/>
        </draw:line>
        <draw:line draw:style-name="gr6" draw:text-style-name="P2" draw:layer="layout" svg:x1="2.667cm" svg:y1="8.247cm" svg:x2="26.575cm" svg:y2="8.247cm">
          <text:p/>
        </draw:line>
        <draw:line draw:style-name="gr6" draw:text-style-name="P2" draw:layer="layout" svg:x1="2.667cm" svg:y1="6.105cm" svg:x2="26.575cm" svg:y2="6.105cm">
          <text:p/>
        </draw:line>
        <draw:line draw:style-name="gr6" draw:text-style-name="P2" draw:layer="layout" svg:x1="2.667cm" svg:y1="3.963cm" svg:x2="26.575cm" svg:y2="3.963cm">
          <text:p/>
        </draw:line>
        <draw:line draw:style-name="gr6" draw:text-style-name="P2" draw:layer="layout" svg:x1="2.667cm" svg:y1="1.821cm" svg:x2="26.575cm" svg:y2="1.821cm">
          <text:p/>
        </draw:line>
        <draw:polygon draw:style-name="gr8" draw:text-style-name="P2" draw:layer="layout" svg:width="2.391cm" svg:height="3.695cm" svg:x="4.46cm" svg:y="2.886cm" svg:viewBox="0 0 2392 3696" draw:points="0,3696 2392,3696 2392,0 0,0">
          <text:p/>
        </draw:polygon>
        <draw:line draw:style-name="gr8" draw:text-style-name="P2" draw:layer="layout" svg:x1="5.655cm" svg:y1="6.581cm" svg:x2="5.655cm" svg:y2="11.749cm">
          <text:p/>
        </draw:line>
        <draw:line draw:style-name="gr8" draw:text-style-name="P2" draw:layer="layout" svg:x1="5.655cm" svg:y1="2.886cm" svg:x2="5.655cm" svg:y2="2.133cm">
          <text:p/>
        </draw:line>
        <draw:line draw:style-name="gr8" draw:text-style-name="P2" draw:layer="layout" svg:x1="5.058cm" svg:y1="11.749cm" svg:x2="6.254cm" svg:y2="11.749cm">
          <text:p/>
        </draw:line>
        <draw:line draw:style-name="gr8" draw:text-style-name="P2" draw:layer="layout" svg:x1="5.058cm" svg:y1="2.133cm" svg:x2="6.254cm" svg:y2="2.133cm">
          <text:p/>
        </draw:line>
        <draw:polygon draw:style-name="gr9" draw:text-style-name="P2" draw:layer="layout" svg:width="2.39cm" svg:height="3.172cm" svg:x="10.437cm" svg:y="2.552cm" svg:viewBox="0 0 2391 3173" draw:points="0,3173 2391,3173 2391,0 0,0">
          <text:p/>
        </draw:polygon>
        <draw:line draw:style-name="gr9" draw:text-style-name="P2" draw:layer="layout" svg:x1="11.632cm" svg:y1="5.723cm" svg:x2="11.632cm" svg:y2="6.264cm">
          <text:p/>
        </draw:line>
        <draw:line draw:style-name="gr9" draw:text-style-name="P2" draw:layer="layout" svg:x1="11.632cm" svg:y1="2.552cm" svg:x2="11.632cm" svg:y2="1.624cm">
          <text:p/>
        </draw:line>
        <draw:line draw:style-name="gr9" draw:text-style-name="P2" draw:layer="layout" svg:x1="11.035cm" svg:y1="6.264cm" svg:x2="12.231cm" svg:y2="6.264cm">
          <text:p/>
        </draw:line>
        <draw:line draw:style-name="gr9" draw:text-style-name="P2" draw:layer="layout" svg:x1="11.035cm" svg:y1="1.624cm" svg:x2="12.231cm" svg:y2="1.624cm">
          <text:p/>
        </draw:line>
        <draw:path draw:style-name="gr10" draw:text-style-name="P2" draw:layer="layout" svg:width="0.211cm" svg:height="0.212cm" svg:x="19.456cm" svg:y="29.339cm" svg:viewBox="0 0 212 213" svg:d="M106 213c28 0 55-11 75-31s31-47 31-75c0-29-11-56-31-76s-47-31-75-31-56 11-75 31c-20 20-31 47-31 76 0 28 11 55 31 75 19 20 47 31 75 31z">
          <text:p/>
        </draw:path>
        <draw:polygon draw:style-name="gr11" draw:text-style-name="P2" draw:layer="layout" svg:width="2.39cm" svg:height="2.247cm" svg:x="16.415cm" svg:y="2.746cm" svg:viewBox="0 0 2391 2248" draw:points="0,2248 2391,2248 2391,0 0,0">
          <text:p/>
        </draw:polygon>
        <draw:line draw:style-name="gr11" draw:text-style-name="P2" draw:layer="layout" svg:x1="17.609cm" svg:y1="4.993cm" svg:x2="17.609cm" svg:y2="7.066cm">
          <text:p/>
        </draw:line>
        <draw:line draw:style-name="gr11" draw:text-style-name="P2" draw:layer="layout" svg:x1="17.609cm" svg:y1="2.745cm" svg:x2="17.609cm" svg:y2="1.985cm">
          <text:p/>
        </draw:line>
        <draw:line draw:style-name="gr11" draw:text-style-name="P2" draw:layer="layout" svg:x1="17.012cm" svg:y1="7.066cm" svg:x2="18.207cm" svg:y2="7.066cm">
          <text:p/>
        </draw:line>
        <draw:line draw:style-name="gr11" draw:text-style-name="P2" draw:layer="layout" svg:x1="17.012cm" svg:y1="1.985cm" svg:x2="18.207cm" svg:y2="1.985cm">
          <text:p/>
        </draw:line>
        <draw:polygon draw:style-name="gr12" draw:text-style-name="P2" draw:layer="layout" svg:width="2.39cm" svg:height="3.56cm" svg:x="22.392cm" svg:y="2.738cm" svg:viewBox="0 0 2391 3561" draw:points="0,3561 2391,3561 2391,0 0,0">
          <text:p/>
        </draw:polygon>
        <draw:line draw:style-name="gr12" draw:text-style-name="P2" draw:layer="layout" svg:x1="23.587cm" svg:y1="6.298cm" svg:x2="23.587cm" svg:y2="9.447cm">
          <text:p/>
        </draw:line>
        <draw:line draw:style-name="gr12" draw:text-style-name="P2" draw:layer="layout" svg:x1="23.587cm" svg:y1="2.738cm" svg:x2="23.587cm" svg:y2="1.318cm">
          <text:p/>
        </draw:line>
        <draw:line draw:style-name="gr12" draw:text-style-name="P2" draw:layer="layout" svg:x1="22.989cm" svg:y1="9.447cm" svg:x2="24.184cm" svg:y2="9.447cm">
          <text:p/>
        </draw:line>
        <draw:line draw:style-name="gr12" draw:text-style-name="P2" draw:layer="layout" svg:x1="22.989cm" svg:y1="1.318cm" svg:x2="24.184cm" svg:y2="1.318cm">
          <text:p/>
        </draw:line>
        <draw:path draw:style-name="gr10" draw:text-style-name="P2" draw:layer="layout" svg:width="0.138cm" svg:height="0.14cm" svg:x="23.518cm" svg:y="14.7cm" svg:viewBox="0 0 139 141" svg:d="M69 141c19 0 37-7 49-21 14-13 21-31 21-50s-7-36-21-49c-12-14-30-21-49-21s-36 7-49 21c-13 13-20 30-20 49s7 37 20 50c13 14 30 21 49 21z">
          <text:p/>
        </draw:path>
        <draw:line draw:style-name="gr8" draw:text-style-name="P2" draw:layer="layout" svg:x1="4.46cm" svg:y1="3.621cm" svg:x2="6.851cm" svg:y2="3.621cm">
          <text:p/>
        </draw:line>
        <draw:line draw:style-name="gr9" draw:text-style-name="P2" draw:layer="layout" svg:x1="10.437cm" svg:y1="4.285cm" svg:x2="12.827cm" svg:y2="4.285cm">
          <text:p/>
        </draw:line>
        <draw:polygon draw:style-name="gr13" draw:text-style-name="P7" draw:layer="layout" svg:width="0.138cm" svg:height="0.136cm" svg:x="11.557cm" svg:y="5.221cm" svg:viewBox="0 0 139 137" draw:points="69,0 0,137 139,137">
          <text:p/>
        </draw:polygon>
        <draw:line draw:style-name="gr11" draw:text-style-name="P2" draw:layer="layout" svg:x1="16.415cm" svg:y1="3.247cm" svg:x2="18.805cm" svg:y2="3.247cm">
          <text:p/>
        </draw:line>
        <draw:polygon draw:style-name="gr13" draw:text-style-name="P7" draw:layer="layout" svg:width="0.138cm" svg:height="0.14cm" svg:x="17.541cm" svg:y="3.824cm" svg:viewBox="0 0 139 141" draw:points="69,0 0,141 139,141">
          <text:p/>
        </draw:polygon>
        <draw:line draw:style-name="gr12" draw:text-style-name="P2" draw:layer="layout" svg:x1="22.392cm" svg:y1="4.292cm" svg:x2="24.782cm" svg:y2="4.292cm">
          <text:p/>
        </draw:line>
        <draw:polygon draw:style-name="gr13" draw:text-style-name="P7" draw:layer="layout" svg:width="0.138cm" svg:height="0.141cm" svg:x="23.518cm" svg:y="5.351cm" svg:viewBox="0 0 139 142" draw:points="69,0 0,142 139,142">
          <text:p/>
        </draw:polygon>
        <draw:line draw:style-name="gr14" draw:text-style-name="P2" draw:layer="layout" svg:x1="2.667cm" svg:y1="13.602cm" svg:x2="26.575cm" svg:y2="13.602cm">
          <text:p/>
        </draw:line>
        <draw:frame draw:style-name="gr15" draw:text-style-name="P9" draw:layer="layout" svg:width="3.634cm" svg:height="0.987cm" draw:transform="rotate (1.5707963267949) translate (0.381cm 9.398cm)">
          <draw:text-box>
            <text:p text:style-name="P8"><text:span text:style-name="T2">F</text:span><text:span text:style-name="T2">o</text:span><text:span text:style-name="T2">r</text:span><text:span text:style-name="T2">c</text:span><text:span text:style-name="T2">e</text:span><text:span text:style-name="T2">(</text:span><text:span text:style-name="T2">N</text:span><text:span text:style-name="T2">)</text:span></text:p>
          </draw:text-box>
        </draw:frame>
        <draw:polygon draw:style-name="gr13" draw:text-style-name="P7" draw:layer="layout" svg:width="0.507cm" svg:height="0.355cm" svg:x="5.385cm" svg:y="4.699cm" svg:viewBox="0 0 508 356" draw:points="253,0 0,356 508,356">
          <text:p/>
        </draw:polygon>
        <draw:frame draw:style-name="gr16" draw:text-style-name="P10" draw:layer="layout" svg:width="0.002cm" svg:height="0.937cm" svg:x="7.62cm" svg:y="-1.905cm">
          <draw:text-box>
            <text:p/>
          </draw:text-box>
        </draw:frame>
        <draw:frame draw:style-name="gr17" draw:text-style-name="P10" draw:layer="layout" svg:width="1.143cm" svg:height="11.516cm" svg:x="1.397cm" svg:y="1.397cm">
          <draw:text-box>
            <text:p><text:s text:c="2"/>-4</text:p>
            <text:p text:style-name="P11"/>
            <text:p><text:s text:c="2"/>-6</text:p>
            <text:p text:style-name="P11"/>
            <text:p><text:s text:c="2"/>-8</text:p>
            <text:p text:style-name="P12"/>
            <text:p>-10</text:p>
            <text:p text:style-name="P11"/>
            <text:p>-12</text:p>
            <text:p text:style-name="P13"/>
            <text:p>-14</text:p>
          </draw:text-box>
        </draw:frame>
        <draw:polygon draw:style-name="gr13" draw:text-style-name="P7" draw:layer="layout" svg:width="0.507cm" svg:height="0.355cm" svg:x="23.317cm" svg:y="5.207cm" svg:viewBox="0 0 508 356" draw:points="253,0 0,356 508,356">
          <text:p/>
        </draw:polygon>
        <draw:polygon draw:style-name="gr13" draw:text-style-name="P7" draw:layer="layout" svg:width="0.507cm" svg:height="0.355cm" svg:x="17.374cm" svg:y="3.683cm" svg:viewBox="0 0 508 356" draw:points="253,0 0,356 508,356">
          <text:p/>
        </draw:polygon>
        <draw:polygon draw:style-name="gr13" draw:text-style-name="P7" draw:layer="layout" svg:width="0.507cm" svg:height="0.355cm" svg:x="11.379cm" svg:y="5.08cm" svg:viewBox="0 0 508 356" draw:points="253,0 0,356 508,35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7cm" fo:margin-bottom="15.32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1T15:09:59.705914278</dc:date>
    <meta:editing-duration>PT1H6M42S</meta:editing-duration>
    <meta:editing-cycles>4</meta:editing-cycles>
    <meta:generator>LibreOffice/6.0.7.3$Linux_X86_64 LibreOffice_project/00m0$Build-3</meta:generator>
    <meta:document-statistic meta:object-count="55"/>
  </office:meta>
</office:document-meta>
</file>